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/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/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/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/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/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/>
          <table:table-cell office:value-type="string" calcext:value-type="string">
            <text:p>Frometa +1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/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/>
          <table:table-cell office:value-type="string" calcext:value-type="string">
            <text:p>Martin +2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/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/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/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/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/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/>
          <table:table-cell office:value-type="string" calcext:value-type="string">
            <text:p>Rinkenberger 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/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/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/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8">00/00/0000</text:date>, <text:time style:data-style-name="N2" text:time-value="15:02:47.57089305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8T15:25:49.168907838</dc:date>
    <meta:editing-duration>PT5H12M17S</meta:editing-duration>
    <meta:editing-cycles>50</meta:editing-cycles>
    <meta:document-statistic meta:table-count="1" meta:cell-count="439" meta:object-count="0"/>
  </office:meta>
</office:document-meta>
</file>